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929in"/>
    </style:style>
    <style:style style:name="co2" style:family="table-column">
      <style:table-column-properties fo:break-before="auto" style:column-width="6.39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 table:number-columns-spanned="3" table:number-rows-spanned="1">
            <text:p>CAR’S OIL</text:p>
          </table:table-cell>
          <table:covered-table-cell table:number-columns-repeated="2"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Universal Goldoil Race Track SN/CF 5W30(Fully Synthetic)</text:p>
          </table:table-cell>
          <table:table-cell table:style-name="ce4" office:value-type="string" calcext:value-type="string">
            <text:p><text:a xlink:href="../SN-CF-5W30.png" xlink:type="simple">/home/my-pc/BHARAT_PETROLIAM_SERVICE_CENTER/ASSETS/Cars_Oil/SN-CF-5W30.png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Universal Goldoil Race Track SN/CF 5W40(Fully Synthetic)</text:p>
          </table:table-cell>
          <table:table-cell table:style-name="ce4" office:value-type="string" calcext:value-type="string">
            <text:p><text:a xlink:href="../SN-CF-5W40.png" xlink:type="simple">/home/my-pc/BHARAT_PETROLIAM_SERVICE_CENTER/ASSETS/Cars_Oil/SN-CF-5W40.png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Universal Goldoil Supra Petrol SG/CF4 20W50</text:p>
          </table:table-cell>
          <table:table-cell table:style-name="ce4" office:value-type="string" calcext:value-type="string">
            <text:p><text:a xlink:href="../SG-CF4-20W50.png" xlink:type="simple">/home/my-pc/BHARAT_PETROLIAM_SERVICE_CENTER/ASSETS/Cars_Oil/SG-CF4-20W50.png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Universal Goldoil CNG API SF 20W50</text:p>
          </table:table-cell>
          <table:table-cell table:style-name="ce4" office:value-type="string" calcext:value-type="string">
            <text:p><text:a xlink:href="../CNG-API-SF-20W50.png" xlink:type="simple">/home/my-pc/BHARAT_PETROLIAM_SERVICE_CENTER/ASSETS/Cars_Oil/CNG-API-SF-20W50.png</text:a></text:p>
          </table:table-cell>
        </table:table-row>
        <table:table-row table:style-name="ro1" table:number-rows-repeated="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17:19:47.280923895</meta:creation-date>
    <meta:generator>LibreOffice/24.2.7.2$Linux_X86_64 LibreOffice_project/420$Build-2</meta:generator>
    <dc:date>2026-04-09T17:30:38.862431003</dc:date>
    <meta:editing-duration>PT10M49S</meta:editing-duration>
    <meta:editing-cycles>5</meta:editing-cycles>
    <meta:document-statistic meta:table-count="1" meta:cell-count="13" meta:object-count="0"/>
  </office:meta>
</office:document-meta>
</file>